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15.66mm"/>
    </style:style>
    <style:style style:name="co6" style:family="table-column">
      <style:table-column-properties fo:break-before="auto" style:column-width="18.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1.03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5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6" style:family="table-cell" style:parent-style-name="Default" style:data-style-name="N1">
      <style:table-cell-properties fo:wrap-option="wrap" fo:border="0.06pt solid #000000" style:vertical-align="automatic"/>
    </style:style>
    <style:style style:name="ce7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8" style:family="table-cell" style:parent-style-name="Default" style:data-style-name="N1">
      <style:table-cell-properties fo:background-color="#b2b2b2" fo:wrap-option="wrap" fo:border="0.06pt solid #000000" style:vertical-align="automatic"/>
    </style:style>
    <style:style style:name="ce9" style:family="table-cell" style:parent-style-name="Default" style:data-style-name="N1">
      <style:table-cell-properties fo:wrap-option="wrap" style:vertical-align="automatic"/>
    </style:style>
    <style:style style:name="ce10" style:family="table-cell" style:parent-style-name="Default" style:data-style-name="N0">
      <style:table-cell-properties fo:background-color="#b2b2b2" style:text-align-source="fix" style:repeat-content="false" fo:wrap-option="wrap" fo:border="0.06pt solid #000000" style:rotation-angle="90" style:vertical-align="automatic"/>
      <style:paragraph-properties fo:text-align="start" fo:margin-left="0mm"/>
    </style:style>
    <style:style style:name="ce11" style:family="table-cell" style:parent-style-name="Default" style:data-style-name="N1">
      <style:table-cell-properties fo:background-color="#ffff00" fo:wrap-option="wrap" fo:border="0.06pt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Encuadre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9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997" table:default-cell-style-name="ce3"/>
        <table:table-column table:style-name="co2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Estudiante</text:p>
          </table:table-cell>
          <table:table-cell table:style-name="ce5" office:value-type="string" calcext:value-type="string">
            <text:p>Ejercicios introductorios a python parte I</text:p>
          </table:table-cell>
          <table:table-cell table:style-name="ce5" office:value-type="string" calcext:value-type="string">
            <text:p>Ejercicios algoritmia (intro a python) parte II</text:p>
          </table:table-cell>
          <table:table-cell table:style-name="ce5" office:value-type="string" calcext:value-type="string">
            <text:p>Ejercicios algoritmia parte III (formato de cadenas y de valores numéricos)</text:p>
          </table:table-cell>
          <table:table-cell table:style-name="ce5" office:value-type="string" calcext:value-type="string">
            <text:p>Avance I, proyecto Web Python-Django</text:p>
          </table:table-cell>
          <table:table-cell table:style-name="ce5" office:value-type="string" calcext:value-type="string">
            <text:p>Práctica de agrupación de datos (minería de datos)</text:p>
          </table:table-cell>
          <table:table-cell table:style-name="ce5" office:value-type="string" calcext:value-type="string">
            <text:p>Manipulación de archivos en Python.</text:p>
          </table:table-cell>
          <table:table-cell table:style-name="ce5" office:value-type="string" calcext:value-type="string">
            <text:p>Puntos tareas</text:p>
          </table:table-cell>
          <table:table-cell table:style-name="ce7" office:value-type="string" calcext:value-type="string">
            <text:p>PromedioTareas</text:p>
          </table:table-cell>
          <table:table-cell table:style-name="ce5" office:value-type="string" calcext:value-type="string">
            <text:p>Ejercicio “cultivos” lógica del do-while</text:p>
          </table:table-cell>
          <table:table-cell table:style-name="ce5" office:value-type="string" calcext:value-type="string">
            <text:p>Funciones parte I</text:p>
          </table:table-cell>
          <table:table-cell table:style-name="ce5" office:value-type="string" calcext:value-type="string">
            <text:p>Listas y tuplas parte I</text:p>
          </table:table-cell>
          <table:table-cell table:style-name="ce5" office:value-type="string" calcext:value-type="string">
            <text:p>Puntos prácticas</text:p>
          </table:table-cell>
          <table:table-cell table:style-name="ce7" office:value-type="string" calcext:value-type="string">
            <text:p>Promedio Prácticas</text:p>
          </table:table-cell>
          <table:table-cell table:style-name="ce5" office:value-type="string" calcext:value-type="string">
            <text:p>Examen (piedra, papel o tijera)</text:p>
          </table:table-cell>
          <table:table-cell table:style-name="ce10" office:value-type="string" calcext:value-type="string">
            <text:p>Promedio examen</text:p>
          </table:table-cell>
          <table:table-cell table:style-name="ce5" office:value-type="string" calcext:value-type="string">
            <text:p>Puntos proyecto</text:p>
          </table:table-cell>
          <table:table-cell table:style-name="ce10" office:value-type="string" calcext:value-type="string">
            <text:p>Promedio Proyecto</text:p>
          </table:table-cell>
          <table:table-cell table:style-name="ce10" office:value-type="string" calcext:value-type="string">
            <text:p>Autoevaluacion</text:p>
          </table:table-cell>
          <table:table-cell table:style-name="ce10" office:value-type="string" calcext:value-type="string">
            <text:p>Calificaciòn final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1 212459068 AYALA GONZALEZ LUIS ANGEL LTIN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B6:.G6])/6" office:value-type="float" office:value="65" calcext:value-type="float">
            <text:p>65</text:p>
          </table:table-cell>
          <table:table-cell table:style-name="ce8" table:formula="of:=([.H6]*[Encuadre.B$1])/[Encuadre.B$6]" office:value-type="float" office:value="13" calcext:value-type="float">
            <text:p>1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6" table:formula="of:=SUM([.J6:.L6])/3" office:value-type="float" office:value="96.6666666666667" calcext:value-type="float">
            <text:p>97</text:p>
          </table:table-cell>
          <table:table-cell table:style-name="ce8" table:formula="of:=([.M6]*[Encuadre.B$2])/[Encuadre.B$6]" office:value-type="float" office:value="19.3333333333333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6]*[Encuadre.B$3])/[Encuadre.B$6]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Q6]*[Encuadre.B$4])/[Encuadre.B$6]" office:value-type="float" office:value="35" calcext:value-type="float">
            <text:p>35</text:p>
          </table:table-cell>
          <table:table-cell table:style-name="ce4"/>
          <table:table-cell table:style-name="ce8" table:formula="of:=SUM([.I6];[.N6];[.P6];[.R6];[.S6])" office:value-type="float" office:value="85.3333333333334" calcext:value-type="float">
            <text:p>85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2 215818158 CARO NAVARRO ALBERTO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6" table:formula="of:=SUM([.B7:.G7])/6" office:value-type="float" office:value="66.6666666666667" calcext:value-type="float">
            <text:p>67</text:p>
          </table:table-cell>
          <table:table-cell table:style-name="ce8" table:formula="of:=([.H7]*[Encuadre.B$1])/[Encuadre.B$6]" office:value-type="float" office:value="13.3333333333333" calcext:value-type="float">
            <text:p>13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J7:.L7])/3" office:value-type="float" office:value="100" calcext:value-type="float">
            <text:p>100</text:p>
          </table:table-cell>
          <table:table-cell table:style-name="ce8" table:formula="of:=([.M7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7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7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7];[.N7];[.P7];[.R7];[.S7])" office:value-type="float" office:value="53.3333333333333" calcext:value-type="float">
            <text:p>53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3 212679106 CATEDRAL ROJAS DANIA JACQUELINE LTIN</text:p>
          </table:table-cell>
          <table:table-cell table:style-name="ce4" table:number-columns-repeated="6"/>
          <table:table-cell table:style-name="ce6" table:formula="of:=SUM([.B8:.G8])/6" office:value-type="float" office:value="0" calcext:value-type="float">
            <text:p>0</text:p>
          </table:table-cell>
          <table:table-cell table:style-name="ce8" table:formula="of:=([.H8]*[Encuadre.B$1])/[Encuadre.B$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6" table:formula="of:=SUM([.J8:.L8])/3" office:value-type="float" office:value="58.3333333333333" calcext:value-type="float">
            <text:p>58</text:p>
          </table:table-cell>
          <table:table-cell table:style-name="ce8" table:formula="of:=([.M8]*[Encuadre.B$2])/[Encuadre.B$6]" office:value-type="float" office:value="11.6666666666667" calcext:value-type="float">
            <text:p>12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8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8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8];[.N8];[.P8];[.R8];[.S8])" office:value-type="float" office:value="31.6666666666667" calcext:value-type="float">
            <text:p>32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4 215872217 COVARRUBIAS GONZALEZ LORENA LIZETH LTIN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6" table:formula="of:=SUM([.B9:.G9])/6" office:value-type="float" office:value="33.3333333333333" calcext:value-type="float">
            <text:p>33</text:p>
          </table:table-cell>
          <table:table-cell table:style-name="ce8" table:formula="of:=([.H9]*[Encuadre.B$1])/[Encuadre.B$6]" office:value-type="float" office:value="6.66666666666667" calcext:value-type="float">
            <text:p>7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6" table:formula="of:=SUM([.J9:.L9])/3" office:value-type="float" office:value="33.3333333333333" calcext:value-type="float">
            <text:p>33</text:p>
          </table:table-cell>
          <table:table-cell table:style-name="ce8" table:formula="of:=([.M9]*[Encuadre.B$2])/[Encuadre.B$6]" office:value-type="float" office:value="6.66666666666667" calcext:value-type="float">
            <text:p>7</text:p>
          </table:table-cell>
          <table:table-cell table:style-name="ce4"/>
          <table:table-cell table:style-name="ce8" table:formula="of:=([.O9]*[Encuadre.B$3])/[Encuadre.B$6]" office:value-type="float" office:value="0" calcext:value-type="float">
            <text:p>0</text:p>
          </table:table-cell>
          <table:table-cell table:style-name="ce4"/>
          <table:table-cell table:style-name="ce8" table:formula="of:=([.Q9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9];[.N9];[.P9];[.R9];[.S9])" office:value-type="float" office:value="13.3333333333333" calcext:value-type="float">
            <text:p>13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5 215246723 FLORES GUTIERREZ RODRIGO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5"/>
          <table:table-cell table:style-name="ce6" table:formula="of:=SUM([.B10:.G10])/6" office:value-type="float" office:value="16.6666666666667" calcext:value-type="float">
            <text:p>17</text:p>
          </table:table-cell>
          <table:table-cell table:style-name="ce8" table:formula="of:=([.H10]*[Encuadre.B$1])/[Encuadre.B$6]" office:value-type="float" office:value="3.33333333333333" calcext:value-type="float">
            <text:p>3</text:p>
          </table:table-cell>
          <table:table-cell table:style-name="ce4" table:number-columns-repeated="3"/>
          <table:table-cell table:style-name="ce6" table:formula="of:=SUM([.J10:.L10])/3" office:value-type="float" office:value="0" calcext:value-type="float">
            <text:p>0</text:p>
          </table:table-cell>
          <table:table-cell table:style-name="ce8" table:formula="of:=([.M10]*[Encuadre.B$2])/[Encuadre.B$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10]*[Encuadre.B$3])/[Encuadre.B$6]" office:value-type="float" office:value="18" calcext:value-type="float">
            <text:p>18</text:p>
          </table:table-cell>
          <table:table-cell table:style-name="ce4"/>
          <table:table-cell table:style-name="ce8" table:formula="of:=([.Q10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0];[.N10];[.P10];[.R10];[.S10])" office:value-type="float" office:value="21.3333333333333" calcext:value-type="float">
            <text:p>21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6 212460473 GARCIA CASTRO LUIS ANGEL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B11:.G11])/6" office:value-type="float" office:value="66.6666666666667" calcext:value-type="float">
            <text:p>67</text:p>
          </table:table-cell>
          <table:table-cell table:style-name="ce8" table:formula="of:=([.H11]*[Encuadre.B$1])/[Encuadre.B$6]" office:value-type="float" office:value="13.3333333333333" calcext:value-type="float">
            <text:p>13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6" table:formula="of:=SUM([.J11:.L11])/3" office:value-type="float" office:value="33.3333333333333" calcext:value-type="float">
            <text:p>33</text:p>
          </table:table-cell>
          <table:table-cell table:style-name="ce8" table:formula="of:=([.M11]*[Encuadre.B$2])/[Encuadre.B$6]" office:value-type="float" office:value="6.66666666666667" calcext:value-type="float">
            <text:p>7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11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11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1];[.N11];[.P11];[.R11];[.S11])" office:value-type="float" office:value="40" calcext:value-type="float">
            <text:p>40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7 215818182 GARCIA VALLEJO MARIA ALEJANDRA LTIN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B12:.G12])/6" office:value-type="float" office:value="25" calcext:value-type="float">
            <text:p>25</text:p>
          </table:table-cell>
          <table:table-cell table:style-name="ce8" table:formula="of:=([.H12]*[Encuadre.B$1])/[Encuadre.B$6]" office:value-type="float" office:value="5" calcext:value-type="float">
            <text:p>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style-name="ce6" table:formula="of:=SUM([.J12:.L12])/3" office:value-type="float" office:value="95" calcext:value-type="float">
            <text:p>95</text:p>
          </table:table-cell>
          <table:table-cell table:style-name="ce8" table:formula="of:=([.M12]*[Encuadre.B$2])/[Encuadre.B$6]" office:value-type="float" office:value="19" calcext:value-type="float">
            <text:p>19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12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12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2];[.N12];[.P12];[.R12];[.S12])" office:value-type="float" office:value="44" calcext:value-type="float">
            <text:p>44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8 212670575 GOMEZ LOPEZ LUIS JAFET LTIN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B13:.G13])/6" office:value-type="float" office:value="63.3333333333333" calcext:value-type="float">
            <text:p>63</text:p>
          </table:table-cell>
          <table:table-cell table:style-name="ce8" table:formula="of:=([.H13]*[Encuadre.B$1])/[Encuadre.B$6]" office:value-type="float" office:value="12.6666666666667" calcext:value-type="float">
            <text:p>13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6" table:formula="of:=SUM([.J13:.L13])/3" office:value-type="float" office:value="33.3333333333333" calcext:value-type="float">
            <text:p>33</text:p>
          </table:table-cell>
          <table:table-cell table:style-name="ce8" table:formula="of:=([.M13]*[Encuadre.B$2])/[Encuadre.B$6]" office:value-type="float" office:value="6.66666666666667" calcext:value-type="float">
            <text:p>7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13]*[Encuadre.B$3])/[Encuadre.B$6]" office:value-type="float" office:value="18" calcext:value-type="float">
            <text:p>18</text:p>
          </table:table-cell>
          <table:table-cell table:style-name="ce4"/>
          <table:table-cell table:style-name="ce8" table:formula="of:=([.Q13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3];[.N13];[.P13];[.R13];[.S13])" office:value-type="float" office:value="37.3333333333333" calcext:value-type="float">
            <text:p>37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09 215246758 GOMEZ RAMIREZ KARLA ALEJANDRA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table:number-columns-repeated="3"/>
          <table:table-cell table:style-name="ce6" table:formula="of:=SUM([.B14:.G14])/6" office:value-type="float" office:value="30" calcext:value-type="float">
            <text:p>30</text:p>
          </table:table-cell>
          <table:table-cell table:style-name="ce8" table:formula="of:=([.H14]*[Encuadre.B$1])/[Encuadre.B$6]" office:value-type="float" office:value="6" calcext:value-type="float">
            <text:p>6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6" table:formula="of:=SUM([.J14:.L14])/3" office:value-type="float" office:value="23.3333333333333" calcext:value-type="float">
            <text:p>23</text:p>
          </table:table-cell>
          <table:table-cell table:style-name="ce8" table:formula="of:=([.M14]*[Encuadre.B$2])/[Encuadre.B$6]" office:value-type="float" office:value="4.66666666666667" calcext:value-type="float">
            <text:p>5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14]*[Encuadre.B$3])/[Encuadre.B$6]" office:value-type="float" office:value="18" calcext:value-type="float">
            <text:p>18</text:p>
          </table:table-cell>
          <table:table-cell table:style-name="ce4"/>
          <table:table-cell table:style-name="ce8" table:formula="of:=([.Q14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4];[.N14];[.P14];[.R14];[.S14])" office:value-type="float" office:value="28.6666666666667" calcext:value-type="float">
            <text:p>29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0 212458207 GOMEZ SALAZAR OSWALDO ALEJANDRO LTIN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6" table:formula="of:=SUM([.B15:.G15])/6" office:value-type="float" office:value="33.3333333333333" calcext:value-type="float">
            <text:p>33</text:p>
          </table:table-cell>
          <table:table-cell table:style-name="ce8" table:formula="of:=([.H15]*[Encuadre.B$1])/[Encuadre.B$6]" office:value-type="float" office:value="6.66666666666667" calcext:value-type="float">
            <text:p>7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6" table:formula="of:=SUM([.J15:.L15])/3" office:value-type="float" office:value="65" calcext:value-type="float">
            <text:p>65</text:p>
          </table:table-cell>
          <table:table-cell table:style-name="ce8" table:formula="of:=([.M15]*[Encuadre.B$2])/[Encuadre.B$6]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15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15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5];[.N15];[.P15];[.R15];[.S15])" office:value-type="float" office:value="39.6666666666667" calcext:value-type="float">
            <text:p>40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1 214691138 GONZALEZ SANDOVAL MIRIAM GRIZEL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B16:.G16])/6" office:value-type="float" office:value="66.6666666666667" calcext:value-type="float">
            <text:p>67</text:p>
          </table:table-cell>
          <table:table-cell table:style-name="ce8" table:formula="of:=([.H16]*[Encuadre.B$1])/[Encuadre.B$6]" office:value-type="float" office:value="13.3333333333333" calcext:value-type="float">
            <text:p>13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J16:.L16])/3" office:value-type="float" office:value="100" calcext:value-type="float">
            <text:p>100</text:p>
          </table:table-cell>
          <table:table-cell table:style-name="ce8" table:formula="of:=([.M16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16]*[Encuadre.B$3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Q16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SUM([.I16];[.N16];[.P16];[.R16];[.S16])" office:value-type="float" office:value="93.3333333333333" calcext:value-type="float">
            <text:p>93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2 215818204 LOPEZ TAMAYO DIANA SARAY LTIN</text:p>
          </table:table-cell>
          <table:table-cell table:style-name="ce4" table:number-columns-repeated="6"/>
          <table:table-cell table:style-name="ce6" table:formula="of:=SUM([.B17:.G17])/6" office:value-type="float" office:value="0" calcext:value-type="float">
            <text:p>0</text:p>
          </table:table-cell>
          <table:table-cell table:style-name="ce8" table:formula="of:=([.H17]*[Encuadre.B$1])/[Encuadre.B$6]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table:style-name="ce6" table:formula="of:=SUM([.J17:.L17])/3" office:value-type="float" office:value="25" calcext:value-type="float">
            <text:p>25</text:p>
          </table:table-cell>
          <table:table-cell table:style-name="ce8" table:formula="of:=([.M17]*[Encuadre.B$2])/[Encuadre.B$6]" office:value-type="float" office:value="5" calcext:value-type="float">
            <text:p>5</text:p>
          </table:table-cell>
          <table:table-cell table:style-name="ce4"/>
          <table:table-cell table:style-name="ce8" table:formula="of:=([.O17]*[Encuadre.B$3])/[Encuadre.B$6]" office:value-type="float" office:value="0" calcext:value-type="float">
            <text:p>0</text:p>
          </table:table-cell>
          <table:table-cell table:style-name="ce4"/>
          <table:table-cell table:style-name="ce8" table:formula="of:=([.Q17]*[Encuadre.B$4])/[Encuadre.B$6]" office:value-type="float" office:value="0" calcext:value-type="float">
            <text:p>0</text:p>
          </table:table-cell>
          <table:table-cell table:style-name="ce4"/>
          <table:table-cell table:style-name="ce11" table:formula="of:=SUM([.I17];[.N17];[.P17];[.R17];[.S17])" office:value-type="float" office:value="5" calcext:value-type="float">
            <text:p>5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3 212157444 MACIAS SANCHEZ FATIMA GUADALUPE LTIN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table:number-columns-repeated="3"/>
          <table:table-cell table:style-name="ce6" table:formula="of:=SUM([.B18:.G18])/6" office:value-type="float" office:value="15" calcext:value-type="float">
            <text:p>15</text:p>
          </table:table-cell>
          <table:table-cell table:style-name="ce8" table:formula="of:=([.H18]*[Encuadre.B$1])/[Encuadre.B$6]" office:value-type="float" office:value="3" calcext:value-type="float">
            <text:p>3</text:p>
          </table:table-cell>
          <table:table-cell table:style-name="ce4" table:number-columns-repeated="3"/>
          <table:table-cell table:style-name="ce6" table:formula="of:=SUM([.J18:.L18])/3" office:value-type="float" office:value="0" calcext:value-type="float">
            <text:p>0</text:p>
          </table:table-cell>
          <table:table-cell table:style-name="ce8" table:formula="of:=([.M18]*[Encuadre.B$2])/[Encuadre.B$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18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18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8];[.N18];[.P18];[.R18];[.S18])" office:value-type="float" office:value="23" calcext:value-type="float">
            <text:p>23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4 211044409 MARTIN BRAVO WALDO LTIN</text:p>
          </table:table-cell>
          <table:table-cell table:style-name="ce4" table:number-columns-repeated="6"/>
          <table:table-cell table:style-name="ce6" table:formula="of:=SUM([.B19:.G19])/6" office:value-type="float" office:value="0" calcext:value-type="float">
            <text:p>0</text:p>
          </table:table-cell>
          <table:table-cell table:style-name="ce8" table:formula="of:=([.H19]*[Encuadre.B$1])/[Encuadre.B$6]" office:value-type="float" office:value="0" calcext:value-type="float">
            <text:p>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6" table:formula="of:=SUM([.J19:.L19])/3" office:value-type="float" office:value="66.6666666666667" calcext:value-type="float">
            <text:p>67</text:p>
          </table:table-cell>
          <table:table-cell table:style-name="ce8" table:formula="of:=([.M19]*[Encuadre.B$2])/[Encuadre.B$6]" office:value-type="float" office:value="13.3333333333333" calcext:value-type="float">
            <text:p>13</text:p>
          </table:table-cell>
          <table:table-cell table:style-name="ce4"/>
          <table:table-cell table:style-name="ce8" table:formula="of:=([.O19]*[Encuadre.B$3])/[Encuadre.B$6]" office:value-type="float" office:value="0" calcext:value-type="float">
            <text:p>0</text:p>
          </table:table-cell>
          <table:table-cell table:style-name="ce4"/>
          <table:table-cell table:style-name="ce8" table:formula="of:=([.Q19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9];[.N19];[.P19];[.R19];[.S19])" office:value-type="float" office:value="13.3333333333333" calcext:value-type="float">
            <text:p>13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15 215818166 MENCHACA CASTRO JOSE IGNACIO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6" table:formula="of:=SUM([.B20:.G20])/6" office:value-type="float" office:value="83.3333333333333" calcext:value-type="float">
            <text:p>83</text:p>
          </table:table-cell>
          <table:table-cell table:style-name="ce8" table:formula="of:=([.H20]*[Encuadre.B$1])/[Encuadre.B$6]" office:value-type="float" office:value="16.6666666666667" calcext:value-type="float">
            <text:p>17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J20:.L20])/3" office:value-type="float" office:value="100" calcext:value-type="float">
            <text:p>100</text:p>
          </table:table-cell>
          <table:table-cell table:style-name="ce8" table:formula="of:=([.M20]*[Encuadre.B$2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20]*[Encuadre.B$3])/[Encuadre.B$6]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Q20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SUM([.I20];[.N20];[.P20];[.R20];[.S20])" office:value-type="float" office:value="94.6666666666667" calcext:value-type="float">
            <text:p>95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6 214304746 OCAMPO SANDOVAL RAFAEL GUADALUPE LTIN</text:p>
          </table:table-cell>
          <table:table-cell table:style-name="ce4" table:number-columns-repeated="6"/>
          <table:table-cell table:style-name="ce6" table:formula="of:=SUM([.B21:.G21])/6" office:value-type="float" office:value="0" calcext:value-type="float">
            <text:p>0</text:p>
          </table:table-cell>
          <table:table-cell table:style-name="ce8" table:formula="of:=([.H21]*[Encuadre.B$1])/[Encuadre.B$6]" office:value-type="float" office:value="0" calcext:value-type="float">
            <text:p>0</text:p>
          </table:table-cell>
          <table:table-cell table:style-name="ce4" table:number-columns-repeated="3"/>
          <table:table-cell table:style-name="ce6" table:formula="of:=SUM([.J21:.L21])/3" office:value-type="float" office:value="0" calcext:value-type="float">
            <text:p>0</text:p>
          </table:table-cell>
          <table:table-cell table:style-name="ce8" table:formula="of:=([.M21]*[Encuadre.B$2])/[Encuadre.B$6]" office:value-type="float" office:value="0" calcext:value-type="float">
            <text:p>0</text:p>
          </table:table-cell>
          <table:table-cell table:style-name="ce4"/>
          <table:table-cell table:style-name="ce8" table:formula="of:=([.O21]*[Encuadre.B$3])/[Encuadre.B$6]" office:value-type="float" office:value="0" calcext:value-type="float">
            <text:p>0</text:p>
          </table:table-cell>
          <table:table-cell table:style-name="ce4"/>
          <table:table-cell table:style-name="ce8" table:formula="of:=([.Q21]*[Encuadre.B$4])/[Encuadre.B$6]" office:value-type="float" office:value="0" calcext:value-type="float">
            <text:p>0</text:p>
          </table:table-cell>
          <table:table-cell table:style-name="ce4"/>
          <table:table-cell table:style-name="ce11" table:formula="of:=SUM([.I21];[.N21];[.P21];[.R21];[.S21])" office:value-type="float" office:value="0" calcext:value-type="float">
            <text:p>0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7 212381638 PASILLAS JIMENEZ LEONCIO DANIEL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6" table:formula="of:=SUM([.B22:.G22])/6" office:value-type="float" office:value="83.3333333333333" calcext:value-type="float">
            <text:p>83</text:p>
          </table:table-cell>
          <table:table-cell table:style-name="ce8" table:formula="of:=([.H22]*[Encuadre.B$1])/[Encuadre.B$6]" office:value-type="float" office:value="16.6666666666667" calcext:value-type="float">
            <text:p>1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6" table:formula="of:=SUM([.J22:.L22])/3" office:value-type="float" office:value="96.6666666666667" calcext:value-type="float">
            <text:p>97</text:p>
          </table:table-cell>
          <table:table-cell table:style-name="ce8" table:formula="of:=([.M22]*[Encuadre.B$2])/[Encuadre.B$6]" office:value-type="float" office:value="19.3333333333333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22]*[Encuadre.B$3])/[Encuadre.B$6]" office:value-type="float" office:value="18" calcext:value-type="float">
            <text:p>18</text:p>
          </table:table-cell>
          <table:table-cell table:style-name="ce4"/>
          <table:table-cell table:style-name="ce8" table:formula="of:=([.Q22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2];[.N22];[.P22];[.R22];[.S22])" office:value-type="float" office:value="54" calcext:value-type="float">
            <text:p>54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8 304818555 PEREZ URIBE JONATHAN IVAN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6" table:formula="of:=SUM([.B23:.G23])/6" office:value-type="float" office:value="50" calcext:value-type="float">
            <text:p>50</text:p>
          </table:table-cell>
          <table:table-cell table:style-name="ce8" table:formula="of:=([.H23]*[Encuadre.B$1])/[Encuadre.B$6]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6" table:formula="of:=SUM([.J23:.L23])/3" office:value-type="float" office:value="33.3333333333333" calcext:value-type="float">
            <text:p>33</text:p>
          </table:table-cell>
          <table:table-cell table:style-name="ce8" table:formula="of:=([.M23]*[Encuadre.B$2])/[Encuadre.B$6]" office:value-type="float" office:value="6.66666666666667" calcext:value-type="float">
            <text:p>7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23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23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3];[.N23];[.P23];[.R23];[.S23])" office:value-type="float" office:value="36.6666666666667" calcext:value-type="float">
            <text:p>37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19 214508597 RODRIGUEZ CASTRO MARIA DEL REFUGIO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B24:.G24])/6" office:value-type="float" office:value="88.3333333333333" calcext:value-type="float">
            <text:p>88</text:p>
          </table:table-cell>
          <table:table-cell table:style-name="ce8" table:formula="of:=([.H24]*[Encuadre.B$1])/[Encuadre.B$6]" office:value-type="float" office:value="17.6666666666667" calcext:value-type="float">
            <text:p>18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6" table:formula="of:=SUM([.J24:.L24])/3" office:value-type="float" office:value="80" calcext:value-type="float">
            <text:p>80</text:p>
          </table:table-cell>
          <table:table-cell table:style-name="ce8" table:formula="of:=([.M24]*[Encuadre.B$2])/[Encuadre.B$6]" office:value-type="float" office:value="16" calcext:value-type="float">
            <text:p>16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24]*[Encuadre.B$3])/[Encuadre.B$6]" office:value-type="float" office:value="18" calcext:value-type="float">
            <text:p>18</text:p>
          </table:table-cell>
          <table:table-cell table:style-name="ce4"/>
          <table:table-cell table:style-name="ce8" table:formula="of:=([.Q24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4];[.N24];[.P24];[.R24];[.S24])" office:value-type="float" office:value="51.6666666666667" calcext:value-type="float">
            <text:p>52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20 212480539 SILVA MACIAS ITZEL NAYELI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6" table:formula="of:=SUM([.B25:.G25])/6" office:value-type="float" office:value="80" calcext:value-type="float">
            <text:p>80</text:p>
          </table:table-cell>
          <table:table-cell table:style-name="ce8" table:formula="of:=([.H25]*[Encuadre.B$1])/[Encuadre.B$6]" office:value-type="float" office:value="16" calcext:value-type="float">
            <text:p>16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J25:.L25])/3" office:value-type="float" office:value="100" calcext:value-type="float">
            <text:p>100</text:p>
          </table:table-cell>
          <table:table-cell table:style-name="ce8" table:formula="of:=([.M25]*[Encuadre.B$2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([.O25]*[Encuadre.B$3])/[Encuadre.B$6]" office:value-type="float" office:value="18" calcext:value-type="float">
            <text:p>18</text:p>
          </table:table-cell>
          <table:table-cell table:style-name="ce4"/>
          <table:table-cell table:style-name="ce8" table:formula="of:=([.Q25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5];[.N25];[.P25];[.R25];[.S25])" office:value-type="float" office:value="54" calcext:value-type="float">
            <text:p>54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21 210555728 SORIA DIAZ MONSERRAT ALEJANDRA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5"/>
          <table:table-cell table:style-name="ce6" table:formula="of:=SUM([.B26:.G26])/6" office:value-type="float" office:value="16.6666666666667" calcext:value-type="float">
            <text:p>17</text:p>
          </table:table-cell>
          <table:table-cell table:style-name="ce8" table:formula="of:=([.H26]*[Encuadre.B$1])/[Encuadre.B$6]" office:value-type="float" office:value="3.33333333333333" calcext:value-type="float">
            <text:p>3</text:p>
          </table:table-cell>
          <table:table-cell table:style-name="ce4" table:number-columns-repeated="3"/>
          <table:table-cell table:style-name="ce6" table:formula="of:=SUM([.J26:.L26])/3" office:value-type="float" office:value="0" calcext:value-type="float">
            <text:p>0</text:p>
          </table:table-cell>
          <table:table-cell table:style-name="ce8" table:formula="of:=([.M26]*[Encuadre.B$2])/[Encuadre.B$6]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8" table:formula="of:=([.O26]*[Encuadre.B$3])/[Encuadre.B$6]" office:value-type="float" office:value="17" calcext:value-type="float">
            <text:p>17</text:p>
          </table:table-cell>
          <table:table-cell table:style-name="ce4"/>
          <table:table-cell table:style-name="ce8" table:formula="of:=([.Q26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6];[.N26];[.P26];[.R26];[.S26])" office:value-type="float" office:value="20.3333333333333" calcext:value-type="float">
            <text:p>20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22 214508422 VERA MERINO LUIS FERNANDO LTIN</text:p>
          </table:table-cell>
          <table:table-cell table:style-name="ce4" table:number-columns-repeated="6"/>
          <table:table-cell table:style-name="ce6" table:formula="of:=SUM([.B27:.G27])/6" office:value-type="float" office:value="0" calcext:value-type="float">
            <text:p>0</text:p>
          </table:table-cell>
          <table:table-cell table:style-name="ce8" table:formula="of:=([.H27]*[Encuadre.B$1])/[Encuadre.B$6]" office:value-type="float" office:value="0" calcext:value-type="float">
            <text:p>0</text:p>
          </table:table-cell>
          <table:table-cell table:style-name="ce4" table:number-columns-repeated="3"/>
          <table:table-cell table:style-name="ce6" table:formula="of:=SUM([.J27:.L27])/3" office:value-type="float" office:value="0" calcext:value-type="float">
            <text:p>0</text:p>
          </table:table-cell>
          <table:table-cell table:style-name="ce8" table:formula="of:=([.M27]*[Encuadre.B$2])/[Encuadre.B$6]" office:value-type="float" office:value="0" calcext:value-type="float">
            <text:p>0</text:p>
          </table:table-cell>
          <table:table-cell table:style-name="ce4"/>
          <table:table-cell table:style-name="ce8" table:formula="of:=([.O27]*[Encuadre.B$3])/[Encuadre.B$6]" office:value-type="float" office:value="0" calcext:value-type="float">
            <text:p>0</text:p>
          </table:table-cell>
          <table:table-cell table:style-name="ce4"/>
          <table:table-cell table:style-name="ce8" table:formula="of:=([.Q27]*[Encuadre.B$4])/[Encuadre.B$6]" office:value-type="float" office:value="0" calcext:value-type="float">
            <text:p>0</text:p>
          </table:table-cell>
          <table:table-cell table:style-name="ce4"/>
          <table:table-cell table:style-name="ce11" table:formula="of:=SUM([.I27];[.N27];[.P27];[.R27];[.S27])" office:value-type="float" office:value="0" calcext:value-type="float">
            <text:p>0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GUTIÉRREZ MEZA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number-columns-repeated="3"/>
          <table:table-cell table:style-name="ce6" table:formula="of:=SUM([.B28:.G28])/6" office:value-type="float" office:value="21.6666666666667" calcext:value-type="float">
            <text:p>22</text:p>
          </table:table-cell>
          <table:table-cell table:style-name="ce8" table:formula="of:=([.H28]*[Encuadre.B$1])/[Encuadre.B$6]" office:value-type="float" office:value="4.33333333333333" calcext:value-type="float">
            <text:p>4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6" table:formula="of:=SUM([.J28:.L28])/3" office:value-type="float" office:value="30" calcext:value-type="float">
            <text:p>30</text:p>
          </table:table-cell>
          <table:table-cell table:style-name="ce8" table:formula="of:=([.M28]*[Encuadre.B$2])/[Encuadre.B$6]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O28]*[Encuadre.B$3])/[Encuadre.B$6]" office:value-type="float" office:value="20" calcext:value-type="float">
            <text:p>20</text:p>
          </table:table-cell>
          <table:table-cell table:style-name="ce4"/>
          <table:table-cell table:style-name="ce8" table:formula="of:=([.Q28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8];[.N28];[.P28];[.R28];[.S28])" office:value-type="float" office:value="30.3333333333333" calcext:value-type="float">
            <text:p>30</text:p>
          </table:table-cell>
          <table:table-cell table:number-columns-repeated="1004"/>
        </table:table-row>
        <table:table-row table:style-name="ro4" table:visibility="filter">
          <table:table-cell table:style-name="ce4" office:value-type="string" calcext:value-type="string">
            <text:p>GUTIÉRREZ FLORES <text:s/>RODRIGO</text:p>
          </table:table-cell>
          <table:table-cell table:style-name="ce4" table:number-columns-repeated="2"/>
          <table:table-cell table:style-name="ce4" office:value-type="float" office:value="80" calcext:value-type="float">
            <text:p>80</text:p>
          </table:table-cell>
          <table:table-cell table:style-name="ce4" table:number-columns-repeated="3"/>
          <table:table-cell table:style-name="ce6" table:formula="of:=SUM([.B29:.G29])/6" office:value-type="float" office:value="13.3333333333333" calcext:value-type="float">
            <text:p>13</text:p>
          </table:table-cell>
          <table:table-cell table:style-name="ce8" table:formula="of:=([.H29]*[Encuadre.B$1])/[Encuadre.B$6]" office:value-type="float" office:value="2.66666666666667" calcext:value-type="float">
            <text:p>3</text:p>
          </table:table-cell>
          <table:table-cell table:style-name="ce4" table:number-columns-repeated="4"/>
          <table:table-cell table:style-name="ce8" table:formula="of:=([.M29]*[Encuadre.B$2])/[Encuadre.B$6]" office:value-type="float" office:value="0" calcext:value-type="float">
            <text:p>0</text:p>
          </table:table-cell>
          <table:table-cell table:style-name="ce4"/>
          <table:table-cell table:style-name="ce8" table:formula="of:=([.O29]*[Encuadre.B$3])/[Encuadre.B$6]" office:value-type="float" office:value="0" calcext:value-type="float">
            <text:p>0</text:p>
          </table:table-cell>
          <table:table-cell table:style-name="ce4"/>
          <table:table-cell table:style-name="ce8" table:formula="of:=([.Q29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9];[.N29];[.P29];[.R29];[.S29])" office:value-type="float" office:value="2.66666666666667" calcext:value-type="float">
            <text:p>3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style-name="ce9"/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ctividades.A5:Actividades.T29" table:display-filter-buttons="true">
          <table:filter>
            <table:filter-and>
              <table:filter-condition table:field-number="0" table:value="15 215818166 MENCHACA CASTRO JOSE IGNACIO LTI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4:18:52.9054425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5T14:43:09Z</meta:creation-date>
    <dc:date>2018-11-30T14:33:44.451230046</dc:date>
    <meta:editing-cycles>43</meta:editing-cycles>
    <meta:editing-duration>PT5H34M31S</meta:editing-duration>
    <meta:document-statistic meta:table-count="2" meta:cell-count="340" meta:object-count="0"/>
  </office:meta>
</office:document-meta>
</file>